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DejaVu Serif" svg:font-family="DejaVu Serif" style:font-family-generic="roman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itre1" style:master-page-name="MP0" style:family="paragraph">
      <style:paragraph-properties fo:break-before="page"/>
    </style:style>
    <style:style style:name="P2" style:parent-style-name="Textbody" style:family="paragraph"/>
    <style:style style:name="P3" style:parent-style-name="Textbody" style:family="paragraph"/>
    <style:style style:name="P4" style:parent-style-name="Textbody" style:family="paragraph"/>
    <style:style style:name="P5" style:parent-style-name="Textbody" style:family="paragraph"/>
    <style:style style:name="P6" style:parent-style-name="Textbody" style:family="paragraph"/>
    <style:style style:name="P7" style:parent-style-name="Textbody" style:family="paragraph"/>
    <style:style style:name="TableColumn9" style:family="table-column">
      <style:table-column-properties style:column-width="1.5in" style:use-optimal-column-width="false"/>
    </style:style>
    <style:style style:name="TableColumn10" style:family="table-column">
      <style:table-column-properties style:column-width="3.8958in" style:use-optimal-column-width="false"/>
    </style:style>
    <style:style style:name="TableColumn11" style:family="table-column">
      <style:table-column-properties style:column-width="1.5312in" style:use-optimal-column-width="false"/>
    </style:style>
    <style:style style:name="Table8" style:family="table">
      <style:table-properties style:width="6.927in" fo:margin-left="0in" table:align="lef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" style:parent-style-name="TableContents" style:family="paragraph">
      <style:text-properties fo:color="#000000"/>
    </style:style>
    <style:style style:name="TableCell1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" style:parent-style-name="TableContents" style:family="paragraph">
      <style:text-properties fo:color="#000000"/>
    </style:style>
    <style:style style:name="TableCell1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8" style:parent-style-name="TableContents" style:family="paragraph">
      <style:text-properties fo:color="#000000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fo:color="#000000"/>
    </style:style>
    <style:style style:name="TableCell2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text-properties fo:color="#000000"/>
    </style:style>
    <style:style style:name="TableCell2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5" style:parent-style-name="TableContents" style:family="paragraph">
      <style:text-properties fo:color="#000000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fo:color="#000000"/>
    </style:style>
    <style:style style:name="TableCell2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fo:color="#000000"/>
    </style:style>
    <style:style style:name="TableCell3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2" style:parent-style-name="TableContents" style:family="paragraph">
      <style:text-properties fo:color="#000000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fo:color="#000000"/>
    </style:style>
    <style:style style:name="TableCell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fo:color="#000000"/>
    </style:style>
    <style:style style:name="TableCell3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fo:color="#000000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fo:color="#000000"/>
    </style:style>
    <style:style style:name="TableCell4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fo:color="#000000"/>
    </style:style>
    <style:style style:name="TableCell4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fo:color="#000000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fo:color="#000000"/>
    </style:style>
    <style:style style:name="TableCell5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fo:color="#000000"/>
    </style:style>
    <style:style style:name="TableCell5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fo:color="#000000"/>
    </style:style>
  </office:automatic-styles>
  <office:body>
    <office:text text:use-soft-page-breaks="true">
      <text:h text:style-name="P1" text:outline-level="1">Site Web ARSL</text:h>
      <text:p text:style-name="Textbody">Date de la réunion : 14/11/2019</text:p>
      <text:p text:style-name="Textbody">Date de la réunion précédente : 20/10/2019</text:p>
      <text:p text:style-name="Textbody"/>
      <text:p text:style-name="Textbody">Livrables attendus :</text:p>
      <text:list text:style-name="LFO1" text:continue-numbering="true">
        <text:list-item>
          <text:p text:style-name="P2">MCD de l’application / site seb</text:p>
        </text:list-item>
        <text:list-item>
          <text:p text:style-name="P3">Focalisation</text:p>
        </text:list-item>
      </text:list>
      <text:p text:style-name="Textbody"/>
      <text:p text:style-name="Textbody">Livrables réalisés :</text:p>
      <text:list text:style-name="LFO2" text:continue-numbering="true">
        <text:list-item>
          <text:p text:style-name="P4">abc</text:p>
        </text:list-item>
        <text:list-item>
          <text:p text:style-name="P5">def</text:p>
        </text:list-item>
      </text:list>
      <text:p text:style-name="Textbody"/>
      <text:p text:style-name="Textbody">Commentaires :</text:p>
      <text:list text:style-name="LFO3" text:continue-numbering="true">
        <text:list-item>
          <text:p text:style-name="P6">abc</text:p>
        </text:list-item>
        <text:list-item>
          <text:p text:style-name="P7">def</text:p>
        </text:list-item>
      </text:list>
      <text:p text:style-name="Textbody"/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Étudiant</text:p>
          </table:table-cell>
          <table:table-cell table:style-name="TableCell15">
            <text:p text:style-name="P16">Tâches réalisées</text:p>
          </table:table-cell>
          <table:table-cell table:style-name="TableCell17">
            <text:p text:style-name="P18">Durée</text:p>
          </table:table-cell>
        </table:table-row>
        <table:table-row table:style-name="TableRow19">
          <table:table-cell table:style-name="TableCell20">
            <text:p text:style-name="P21"/>
          </table:table-cell>
          <table:table-cell table:style-name="TableCell22">
            <text:p text:style-name="P23"/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/>
          </table:table-cell>
          <table:table-cell table:style-name="TableCell29">
            <text:p text:style-name="P30"/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/>
          </table:table-cell>
          <table:table-cell table:style-name="TableCell36">
            <text:p text:style-name="P37"/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/>
          </table:table-cell>
          <table:table-cell table:style-name="TableCell43">
            <text:p text:style-name="P44"/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/>
          </table:table-cell>
          <table:table-cell table:style-name="TableCell50">
            <text:p text:style-name="P51"/>
          </table:table-cell>
          <table:table-cell table:style-name="TableCell52">
            <text:p text:style-name="P53"/>
          </table:table-cell>
        </table:table-row>
      </table:table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DejaVu Serif" svg:font-family="DejaVu Serif" style:font-family-generic="roman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DejaVu Serif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re" style:display-name="Titr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rédéric Canaud</dc:creator>
    <meta:creation-date>2018-11-06T17:29:00Z</meta:creation-date>
    <dc:date>2019-11-14T16:34:00Z</dc:date>
    <meta:template xlink:href="Normal" xlink:type="simple"/>
    <meta:editing-cycles>8</meta:editing-cycles>
    <meta:editing-duration>PT9960S</meta:editing-duration>
    <meta:document-statistic meta:page-count="1" meta:paragraph-count="1" meta:word-count="40" meta:character-count="264" meta:row-count="1" meta:non-whitespace-character-count="225"/>
  </office:meta>
</office:document-meta>
</file>